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3" style:parent-style-name="Fuentedepárrafopredeter." style:family="text">
      <style:text-properties style:language-asian="es" style:country-asian="ES"/>
    </style:style>
    <style:style style:name="T4" style:parent-style-name="Fuentedepárrafopredeter." style:family="text">
      <style:text-properties style:language-asian="es" style:country-asian="ES"/>
    </style:style>
    <style:style style:name="P5" style:parent-style-name="Sinespaciado" style:family="paragraph"/>
    <style:style style:name="P6" style:parent-style-name="Sinespaciado" style:family="paragraph"/>
    <style:style style:name="P7" style:parent-style-name="Sinespaciado" style:family="paragraph"/>
    <style:style style:name="P8" style:parent-style-name="Sinespaciado" style:family="paragraph"/>
    <style:style style:name="P9" style:parent-style-name="Sinespaciado" style:family="paragraph"/>
    <style:style style:name="P10" style:parent-style-name="Sinespaciado" style:family="paragraph"/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p text:style-name="P1">Trabajo 2: SGML</text:p>
      <text:p text:style-name="Normal"/>
      <text:h text:style-name="Título1" text:outline-level="1">-Objetivo.<text:span text:style-name="T2"><text:s/></text:span></text:h>
      <text:p text:style-name="Sinespaciado"><text:span text:style-name="T3">SGML permite que la estructura de un documento pueda ser definida en base a la relación lógica de sus partes.</text:span><text:s/><text:span text:style-name="T4">Esta estructura puede ser validada por una Definición de Tipo Documento (DTD - Document Type Definition). La norma SGML define la sintaxis del documento y la sintaxis y semántica de DTD.</text:span></text:p>
      <text:h text:style-name="Título1" text:outline-level="1">-Evolución.</text:h>
      <text:p text:style-name="Sinespaciado">Descendiente del lenguaje de marcado generalizado de IBM (GML, Generalized Markup Language).</text:p>
      <text:p text:style-name="Normal">Es un estándar ISO: "ISO 8879: 1986 Tratamiento de la información - Sistemas de texto y de oficina - Lenguaje de marcado generalizado estándar (SGML)", de los cuales hay tres versiones:</text:p>
      <text:list text:style-name="LFO2" text:continue-numbering="true">
        <text:list-item>
          <text:p text:style-name="P5">Originalmente SGML, fue aceptado en octubre de 1986, seguido de una Rectificación Técnica menor.</text:p>
        </text:list-item>
        <text:list-item>
          <text:p text:style-name="P6">SGML (ENR), en 1996, fue el resultado de una Rectificación Técnica para añadir reglas de nomenclatura extendidos (extended naming rules) que permiten lenguajes arbitrarios y marcados de script.</text:p>
        </text:list-item>
        <text:list-item>
          <text:p text:style-name="P7">SGML (ENR + WWW o WebSGML), en 1998, fue el resultado de una Corrección de errores técnicos para satisfacer mejor los requerimientos de XML y la WWW.</text:p>
        </text:list-item>
      </text:list>
      <text:h text:style-name="Título1" text:outline-level="1">-Estructura.</text:h>
      <text:p text:style-name="Sinespaciado">SGML es parte de un trío de permitir a las normas ISO para documentos electrónicos, que permite la descripción del documento y los lenguajes de procesamiento. Se estructura en:<text:s/></text:p>
      <text:list text:style-name="LFO3" text:continue-numbering="true">
        <text:list-item>
          <text:p text:style-name="P8">SGML (ISO 8879) - Lenguaje de Marcado Generalizado: SGML fue trabajado en 1998 al formato XML, un perfil exitoso de SGML. El uso completo de SGML se encuentra raramente o nulo en nuevos proyectos.</text:p>
        </text:list-item>
        <text:list-item>
          <text:p text:style-name="P9">DSSSL es un lenguaje para describir estilos en documentos basado en el esquema. DSSSL fue trabajado dentro de W3C XSLT y XSL-FO que utilizan una sintaxis XML. Hoy en día, DSSSL se utiliza muy poco en nuevos proyectos, aparte de la documentación de Linux.</text:p>
        </text:list-item>
        <text:list-item>
          <text:p text:style-name="P10">HyTime hipertexto generalizada y programación: <text:s/>HyTime fue trabajardo parcialmente dentro de W3C XLink.</text:p>
        </text:list-item>
      </text:list>
      <text:h text:style-name="Título1" text:outline-level="1">-Organización</text:h>
      <text:p text:style-name="Sinespaciado">OASIS, acrónimo (Organización para el Avance de Estándares de Información Estructurada), es un consorcio internacional sin fines de lucro que se orienta al desarrollo, la convergencia y la adopción de los estándares de comercio electrónico y servicios web. El trabajo técnico se lleva a cabo en categorías tales como: Energía, Servicios Web, Comercio electrónico, Internet de las cosas, Seguridad, Leyes y Gobierno,<text:s/>Industriales, entre otras áreas.</text:p>
      <text:p text:style-name="Sinespaciado"><text:span text:style-name="T11">OASIS fue primeramente formado como SGML Open en 1993</text:span><text:s/>como una asociación comercial de proveedores de herramientas SGML.</text:p>
      <text:p text:style-name="Sinespaciado">OASIS ha aprobado diferentes estándares, entre ellos<text:s/><text:span text:style-name="T12">docBook;</text:span></text:p>
      <text:p text:style-name="Normal"/>
      <text:soft-page-break/>
      <text:h text:style-name="Título1" text:outline-level="1">-Conclusión.</text:h>
      <text:p text:style-name="Sinespaciado">SGML es un estándar internacional, no propietario y abierto, que provee un método para la descripción de la estructura de documentos basándose en la relación lógica de sus part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B3186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color="#781049" fo:letter-spacing="-0.0069in" style:letter-kerning="true" fo:font-size="24pt" style:font-size-asian="24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color="#781049" fo:letter-spacing="-0.0069in" style:letter-kerning="true" fo:font-size="24pt" style:font-size-asian="24pt" style:font-size-complex="2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B3186D" fo:font-size="16pt" style:font-size-asian="16pt" style:font-size-complex="16pt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text-underline-color="font-color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text-underline-color="font-color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e32d91" draw:opacity="100%" draw:stroke="solid" svg:stroke-width="0.01389in" svg:stroke-color="#a71e6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17-10-03T16:59:00Z</meta:creation-date>
    <dc:date>2017-10-03T17:29:00Z</dc:date>
    <meta:template xlink:href="Normal" xlink:type="simple"/>
    <meta:editing-cycles>1</meta:editing-cycles>
    <meta:editing-duration>PT1740S</meta:editing-duration>
    <meta:document-statistic meta:page-count="2" meta:paragraph-count="5" meta:word-count="406" meta:character-count="2640" meta:row-count="18" meta:non-whitespace-character-count="2239"/>
  </office:meta>
</office:document-meta>
</file>